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26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4.12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2.3673in"/>
    </style:style>
    <style:style style:name="co8" style:family="table-column">
      <style:table-column-properties fo:break-before="auto" style:column-width="0.5091in"/>
    </style:style>
    <style:style style:name="co9" style:family="table-column">
      <style:table-column-properties fo:break-before="auto" style:column-width="0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loext:opacity="100%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2"/>
        <table:table-column table:style-name="co3" table:number-columns-repeated="1020" table:default-cell-style-name="Default"/>
        <table:table-row table:style-name="ro1"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Vendor</text:p>
          </table:table-cell>
          <table:table-cell table:style-name="ce18" office:value-type="string" calcext:value-type="string">
            <text:p>Model</text:p>
          </table:table-cell>
          <table:table-cell table:style-name="ce21" office:value-type="string" calcext:value-type="string">
            <text:p>Price</text:p>
          </table:table-cell>
          <table:table-cell table:style-name="ce18" table:number-columns-repeated="1020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405P20</text:p>
          </table:table-cell>
          <table:table-cell office:value-type="currency" office:currency="USD" office:value="58.21" calcext:value-type="currency">
            <text:p>$58.21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laser driv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D101</text:p>
          </table:table-cell>
          <table:table-cell office:value-type="currency" office:currency="USD" office:value="973.85" calcext:value-type="currency">
            <text:p>$973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er Diode Kit (includes controllers)</text:p>
          </table:table-cell>
          <table:table-cell office:value-type="string" calcext:value-type="string">
            <text:p>Thorlabs</text:p>
          </table:table-cell>
          <table:table-cell table:style-name="ce19" office:value-type="string" calcext:value-type="string">
            <text:p>LTC56A</text:p>
          </table:table-cell>
          <table:table-cell office:value-type="currency" office:currency="USD" office:value="3132.86" calcext:value-type="currency">
            <text:p>$3,132.86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Mount and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DM9T</text:p>
          </table:table-cell>
          <table:table-cell office:value-type="currency" office:currency="USD" office:value="937.13" calcext:value-type="currency">
            <text:p>$937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office:value-type="currency" office:currency="USD" office:value="128.29" calcext:value-type="currency">
            <text:p>$128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photon detec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PDMA</text:p>
          </table:table-cell>
          <table:table-cell office:value-type="currency" office:currency="USD" office:value="4915.89" calcext:value-type="currency">
            <text:p>$4,91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table:style-name="ce20" office:value-type="string" calcext:value-type="string">
            <text:p><text:span text:style-name="T2"><text:a xlink:href="https://www.thorlabs.com/thorproduct.cfm?partnumber=CS165MU" xlink:type="simple">CS165MU</text:a></text:span></text:p>
          </table:table-cell>
          <table:table-cell office:value-type="currency" office:currency="USD" office:value="479.86" calcext:value-type="currency">
            <text:p>$479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ometer 350-1100 nm</text:p>
          </table:table-cell>
          <table:table-cell office:value-type="string" calcext:value-type="string">
            <text:p>Ocean Insights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130C</text:p>
          </table:table-cell>
          <table:table-cell office:value-type="currency" office:currency="USD" office:value="2672.83" calcext:value-type="currency">
            <text:p>$2,672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0 nm, 45 mW, Butterfly DBR La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BR780PN</text:p>
          </table:table-cell>
          <table:table-cell office:value-type="currency" office:currency="USD" office:value="6231.6" calcext:value-type="currency">
            <text:p>$6,231.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cut crystal</text:p>
          </table:table-cell>
          <table:table-cell office:value-type="string" calcext:value-type="string">
            <text:p>Conex</text:p>
          </table:table-cell>
          <table:table-cell/>
          <table:table-cell office:value-type="currency" office:currency="USD" office:value="1400" calcext:value-type="currency">
            <text:p>$1,4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PLN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MSHG1064-.5-10</text:p>
          </table:table-cell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LN oven</text:p>
          </table:table-cell>
          <table:table-cell office:value-type="string" calcext:value-type="string">
            <text:p>Covesion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currency" office:currency="USD" office:value="21298.92" calcext:value-type="currency">
            <text:p>$21,298.92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2"/>
        <table:table-column table:style-name="co8" table:default-cell-style-name="ce15"/>
        <table:table-column table:style-name="co3" table:default-cell-style-name="ce12"/>
        <table:table-column table:style-name="co9" table:default-cell-style-name="ce17"/>
        <table:table-column table:style-name="co3" table:default-cell-style-name="ce12"/>
        <table:table-column table:style-name="co3" table:number-columns-repeated="1015" table:default-cell-style-name="Default"/>
        <table:table-row table:style-name="ro1">
          <table:table-cell table:style-name="ce18" office:value-type="string" calcext:value-type="string">
            <text:p>System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Vendor</text:p>
          </table:table-cell>
          <table:table-cell table:style-name="ce18" office:value-type="string" calcext:value-type="string">
            <text:p>Model</text:p>
          </table:table-cell>
          <table:table-cell table:style-name="ce11" office:value-type="string" calcext:value-type="string">
            <text:p>Price</text:p>
          </table:table-cell>
          <table:table-cell table:style-name="ce14" office:value-type="string" calcext:value-type="string">
            <text:p>QTY</text:p>
          </table:table-cell>
          <table:table-cell table:style-name="ce11" office:value-type="string" calcext:value-type="string">
            <text:p>Shipping</text:p>
          </table:table-cell>
          <table:table-cell table:style-name="ce16" office:value-type="string" calcext:value-type="string">
            <text:p>Tax</text:p>
          </table:table-cell>
          <table:table-cell table:style-name="ce11" office:value-type="string" calcext:value-type="string">
            <text:p>Total</text:p>
          </table:table-cell>
          <table:table-cell table:style-name="ce18" table:number-columns-repeated="1015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780 nm lase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percentage" office:value="0.1" calcext:value-type="percentage">
            <text:p>10.00%</text:p>
          </table:table-cell>
          <table:table-cell table:formula="of:=([.E2]*[.F2]+[.G2])*(1+[.H2])" office:value-type="currency" office:currency="USD" office:value="6941" calcext:value-type="currency">
            <text:p>$6,941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riable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OA780-APC</text:p>
          </table:table-cell>
          <table:table-cell table:style-name="ce13" office:value-type="float" office:value="435.97" calcext:value-type="float">
            <text:p>435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]*[.F3]+[.G3])*(1+[.H3])" office:value-type="currency" office:currency="USD" office:value="1438.701" calcext:value-type="currency">
            <text:p>$1,438.7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4]*[.F4]+[.G4])*(1+[.H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rization Control</text:p>
          </table:table-cell>
          <table:table-cell office:value-type="string" calcext:value-type="string">
            <text:p>Fiber-based Polarization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C900</text:p>
          </table:table-cell>
          <table:table-cell table:style-name="ce13" office:value-type="float" office:value="489.15" calcext:value-type="float">
            <text:p>48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5]*[.F5]+[.G5])*(1+[.H5])" office:value-type="currency" office:currency="USD" office:value="538.065" calcext:value-type="currency">
            <text:p>$538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z Optics</text:p>
          </table:table-cell>
          <table:table-cell office:value-type="string" calcext:value-type="string">
            <text:p>HFPC-11-1300/1550-S-9/125-3A3A</text:p>
          </table:table-cell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6]*[.F6]+[.G6])*(1+[.H6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7]*[.F7]+[.G7])*(1+[.H7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angled photon generation</text:p>
          </table:table-cell>
          <table:table-cell office:value-type="string" calcext:value-type="string">
            <text:p>Spontaneous Parametric Down Conversion (SPDC) waveguide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8]*[.F8]+[.G8])*(1+[.H8])" office:value-type="currency" office:currency="USD" office:value="12489.4" calcext:value-type="currency">
            <text:p>$12,489.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9]*[.F9]+[.G9])*(1+[.H9])" office:value-type="currency" office:currency="USD" office:value="1665.4" calcext:value-type="currency">
            <text:p>$1,665.4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0]*[.F10]+[.G10])*(1+[.H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1]*[.F11]+[.G11])*(1+[.H1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pass filter</text:p>
          </table:table-cell>
          <table:table-cell office:value-type="string" calcext:value-type="string">
            <text:p>Fiber-based bandpass filter</text:p>
          </table:table-cell>
          <table:table-cell office:value-type="string" calcext:value-type="string">
            <text:p>Agiltron</text:p>
          </table:table-cell>
          <table:table-cell office:value-type="string" calcext:value-type="string">
            <text:p>FOTF-035121331</text:p>
          </table:table-cell>
          <table:table-cell office:value-type="currency" office:currency="USD" office:value="902" calcext:value-type="currency">
            <text:p>$90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2]*[.F12]+[.G12])*(1+[.H12])" office:value-type="currency" office:currency="USD" office:value="992.2" calcext:value-type="currency">
            <text:p>$992.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velength Division Multiplexer C- and L- bands</text:p>
          </table:table-cell>
          <table:table-cell table:number-columns-repeated="2"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3]*[.F13]+[.G13])*(1+[.H13])" office:value-type="currency" office:currency="USD" office:value="330" calcext:value-type="currency">
            <text:p>$33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able Filters</text:p>
          </table:table-cell>
          <table:table-cell office:value-type="string" calcext:value-type="string">
            <text:p>Oz Optics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4]*[.F14]+[.G14])*(1+[.H14])" office:value-type="currency" office:currency="USD" office:value="660" calcext:value-type="currency">
            <text:p>$66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5]*[.F15]+[.G15])*(1+[.H15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por Cell system</text:p>
          </table:table-cell>
          <table:table-cell office:value-type="string" calcext:value-type="string">
            <text:p>Optics heater and magnet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KDAV</text:p>
          </table:table-cell>
          <table:table-cell office:value-type="currency" office:currency="USD" office:value="5795" calcext:value-type="currency">
            <text:p>$5,79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6]*[.F16]+[.G16])*(1+[.H16])" office:value-type="currency" office:currency="USD" office:value="6374.5" calcext:value-type="currency">
            <text:p>$6,374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7]*[.F17]+[.G17])*(1+[.H17])" office:value-type="currency" office:currency="USD" office:value="632.5" calcext:value-type="currency">
            <text:p>$632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060" calcext:value-type="currency">
            <text:p>$1,06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8]*[.F18]+[.G18])*(1+[.H18])" office:value-type="currency" office:currency="USD" office:value="1166" calcext:value-type="currency">
            <text:p>$1,166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eadboard (2x3’, Aluminum, non-magnetic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G2436F</text:p>
          </table:table-cell>
          <table:table-cell office:value-type="currency" office:currency="USD" office:value="1161.91" calcext:value-type="currency">
            <text:p>$1,161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9]*[.F19]+[.G19])*(1+[.H19])" office:value-type="currency" office:currency="USD" office:value="1278.101" calcext:value-type="currency">
            <text:p>$1,278.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x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ction</text:p>
          </table:table-cell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2]*[.F22]+[.G22])*(1+[.H22])" office:value-type="currency" office:currency="USD" office:value="6446.902" calcext:value-type="currency">
            <text:p>$6,446.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3]*[.F23]+[.G23])*(1+[.H23])" office:value-type="currency" office:currency="USD" office:value="527.846" calcext:value-type="currency">
            <text:p>$52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ectrometer (Optical Spectrum Analyzer)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050-160-1400-FA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4]*[.F24]+[.G24])*(1+[.H24])" office:value-type="currency" office:currency="USD" office:value="6600" calcext:value-type="currency">
            <text:p>$6,6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1C</text:p>
          </table:table-cell>
          <table:table-cell office:value-type="currency" office:currency="USD" office:value="406.28" calcext:value-type="currency">
            <text:p>$406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5]*[.F25]+[.G25])*(1+[.H25])" office:value-type="currency" office:currency="USD" office:value="446.908" calcext:value-type="currency">
            <text:p>$446.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5C</text:p>
          </table:table-cell>
          <table:table-cell office:value-type="currency" office:currency="USD" office:value="586.84" calcext:value-type="currency">
            <text:p>$586.8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6]*[.F26]+[.G26])*(1+[.H26])" office:value-type="currency" office:currency="USD" office:value="645.524" calcext:value-type="currency">
            <text:p>$645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Swabian</text:p>
          </table:table-cell>
          <table:table-cell office:value-type="string" calcext:value-type="string">
            <text:p>TC20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7]*[.F27]+[.G27])*(1+[.H27])" office:value-type="currency" office:currency="USD" office:value="13200" calcext:value-type="currency">
            <text:p>$13,200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nection optics</text:p>
          </table:table-cell>
          <table:table-cell office:value-type="string" calcext:value-type="string">
            <text:p>Patch cable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1-780PM-FC-5</text:p>
          </table:table-cell>
          <table:table-cell office:value-type="currency" office:currency="USD" office:value="264" calcext:value-type="currency">
            <text:p>$264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9]*[.F29]+[.G29])*(1+[.H29])" office:value-type="currency" office:currency="USD" office:value="580.8" calcext:value-type="currency">
            <text:p>$580.8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30]*[.F30]+[.G30])*(1+[.H3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37])" office:value-type="currency" office:currency="USD" office:value="62953.847" calcext:value-type="currency">
            <text:p>$62,953.85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1:15:58.10811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41:39.923879131</meta:creation-date>
    <dc:date>2025-05-05T11:16:58.887050679</dc:date>
    <meta:editing-duration>PT13H16M20S</meta:editing-duration>
    <meta:editing-cycles>17</meta:editing-cycles>
    <meta:generator>LibreOffice/7.0.4.2$Linux_X86_64 LibreOffice_project/00$Build-2</meta:generator>
    <meta:document-statistic meta:table-count="2" meta:cell-count="225" meta:object-count="0"/>
  </office:meta>
</office:document-meta>
</file>